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781" officeooo:paragraph-rsid="0004a781"/>
    </style:style>
    <style:style style:name="P2" style:family="paragraph" style:parent-style-name="Standard">
      <style:text-properties style:text-underline-style="solid" style:text-underline-width="auto" style:text-underline-color="font-color" officeooo:rsid="0004a781" officeooo:paragraph-rsid="0004a781"/>
    </style:style>
    <style:style style:name="P3" style:family="paragraph" style:parent-style-name="Standard">
      <style:text-properties style:text-underline-style="none" officeooo:rsid="0004a781" officeooo:paragraph-rsid="0004a781"/>
    </style:style>
    <style:style style:name="P4" style:family="paragraph" style:parent-style-name="Standard">
      <style:text-properties style:text-underline-style="none" fo:font-weight="bold" officeooo:rsid="0004a781" officeooo:paragraph-rsid="0004a781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4a781" officeooo:paragraph-rsid="0004a781" style:font-weight-asian="normal" style:font-weight-complex="normal"/>
    </style:style>
    <style:style style:name="P6" style:family="paragraph" style:parent-style-name="Standard">
      <style:text-properties fo:font-weight="bold" officeooo:rsid="0004a781" officeooo:paragraph-rsid="0004a78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rt up Procedure:</text:p>
      <text:p text:style-name="P1">Step 1: Open mds-ach directory</text:p>
      <text:p text:style-name="P1">Step 2: Open 4 Tabs in mds root directory</text:p>
      <text:p text:style-name="P2">Window 1:</text:p>
      <text:p text:style-name="P1">Step 3: sudo bash scripts/mds-ach killall</text:p>
      <text:p text:style-name="P1">Step 4: sudo bash scripts/mds-ach start nocan</text:p>
      <text:p text:style-name="P2">Window 2:</text:p>
      <text:p text:style-name="P1">Step 5: python mds_ik_module.py</text:p>
      <text:p text:style-name="P2">Window 3:</text:p>
      <text:p text:style-name="P3">Step 6: python python/mds_console.py</text:p>
      <text:p text:style-name="P2">Window 4:</text:p>
      <text:p text:style-name="P3">Step 7: cd mds-filter</text:p>
      <text:p text:style-name="P3">Step 8: make</text:p>
      <text:p text:style-name="P3">Step 9: ./mds-simple-demo</text:p>
      <text:p text:style-name="P3"/>
      <text:p text:style-name="P4">Running Procedure:</text:p>
      <text:p text:style-name="P4">Window 3:</text:p>
      <text:p text:style-name="P5">Step 1: gotopos arm x y z</text:p>
      <text:p text:style-name="P5">Example: <text:s/>gotopos 0 0 0 0</text:p>
      <text:p text:style-name="P5"><text:tab/> left arm x=0 y=0 z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9:47.543483671</meta:creation-date>
    <dc:date>2015-07-10T12:36:39.319286920</dc:date>
    <meta:editing-duration>P0D</meta:editing-duration>
    <meta:editing-cycles>1</meta:editing-cycles>
    <meta:document-statistic meta:table-count="0" meta:image-count="0" meta:object-count="0" meta:page-count="1" meta:paragraph-count="19" meta:word-count="78" meta:character-count="436" meta:non-whitespace-character-count="374"/>
    <meta:generator>LibreOffice/4.2.8.2$Linux_X86_64 LibreOffice_project/420m0$Build-2</meta:generator>
  </office:meta>
</office:document-meta>
</file>